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华文宋体" svg:font-family="华文宋体" style:font-pitch="variable"/>
    <style:font-face style:name="华文宋体1" svg:font-family="华文宋体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3" style:family="table">
      <style:table-properties style:width="18.992cm" table:align="left" fo:background-color="transparent">
        <style:background-image/>
      </style:table-properties>
    </style:style>
    <style:style style:name="Table3.A" style:family="table-column">
      <style:table-column-properties style:column-width="18.992cm"/>
    </style:style>
    <style:style style:name="Table3.1" style:family="table-row">
      <style:table-row-properties style:min-row-height="0.199cm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cm" fo:border="none" style:writing-mode="page">
        <style:background-image/>
      </style:table-cell-properties>
    </style:style>
    <style:style style:name="表格2" style:family="table">
      <style:table-properties style:width="18.992cm" table:align="left" fo:background-color="transparent">
        <style:background-image/>
      </style:table-properties>
    </style:style>
    <style:style style:name="表格2.A" style:family="table-column">
      <style:table-column-properties style:column-width="1.99cm"/>
    </style:style>
    <style:style style:name="表格2.B" style:family="table-column">
      <style:table-column-properties style:column-width="12.615cm"/>
    </style:style>
    <style:style style:name="表格2.C" style:family="table-column">
      <style:table-column-properties style:column-width="1.998cm"/>
    </style:style>
    <style:style style:name="表格2.D" style:family="table-column">
      <style:table-column-properties style:column-width="2.388cm"/>
    </style:style>
    <style:style style:name="表格2.1" style:family="table-row">
      <style:table-row-properties style:min-row-height="0.503cm" fo:background-color="transparent">
        <style:background-image/>
      </style:table-row-properties>
    </style:style>
    <style:style style:name="表格2.A1" style:family="table-cell">
      <style:table-cell-properties style:vertical-align="middle" fo:padding="0cm" fo:border="none" style:writing-mode="page"/>
    </style:style>
    <style:style style:name="表格2.2" style:family="table-row">
      <style:table-row-properties style:min-row-height="0.291cm"/>
    </style:style>
    <style:style style:name="表格2.3" style:family="table-row">
      <style:table-row-properties style:min-row-height="0.536cm"/>
    </style:style>
    <style:style style:name="Table1" style:family="table">
      <style:table-properties style:width="19.001cm" table:align="margins" style:may-break-between-rows="true" table:border-model="collapsing"/>
    </style:style>
    <style:style style:name="Table1.A" style:family="table-column">
      <style:table-column-properties style:column-width="0.993cm" style:rel-column-width="3427*"/>
    </style:style>
    <style:style style:name="Table1.B" style:family="table-column">
      <style:table-column-properties style:column-width="3.373cm" style:rel-column-width="11634*"/>
    </style:style>
    <style:style style:name="Table1.C" style:family="table-column">
      <style:table-column-properties style:column-width="6.8cm" style:rel-column-width="23451*"/>
    </style:style>
    <style:style style:name="Table1.D" style:family="table-column">
      <style:table-column-properties style:column-width="1.005cm" style:rel-column-width="3467*"/>
    </style:style>
    <style:style style:name="Table1.E" style:family="table-column">
      <style:table-column-properties style:column-width="2.803cm" style:rel-column-width="9669*"/>
    </style:style>
    <style:style style:name="Table1.F" style:family="table-column">
      <style:table-column-properties style:column-width="2.676cm" style:rel-column-width="9227*"/>
    </style:style>
    <style:style style:name="Table1.G" style:family="table-column">
      <style:table-column-properties style:column-width="1.351cm" style:rel-column-width="4660*"/>
    </style:style>
    <style:style style:name="Table1.1" style:family="table-row">
      <style:table-row-properties style:min-row-height="0.002cm"/>
    </style:style>
    <style:style style:name="Table1.A1" style:family="table-cell">
      <style:table-cell-properties style:vertical-align="middle"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1.G1" style:family="table-cell">
      <style:table-cell-properties style:vertical-align="middle" fo:background-color="transparent" fo:padding="0.097cm" fo:border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5cm" style:rel-column-width="16383*"/>
    </style:style>
    <style:style style:name="Table4.D" style:family="table-column">
      <style:table-column-properties style:column-width="4.75cm" style:rel-column-width="16386*"/>
    </style:style>
    <style:style style:name="Table4.A1" style:family="table-cell">
      <style:table-cell-properties style:writing-mode="page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2d4e2c"/>
    </style:style>
    <style:style style:name="P2" style:family="paragraph" style:parent-style-name="Text_20_body">
      <style:paragraph-properties fo:line-height="0.049cm"/>
    </style:style>
    <style:style style:name="P3" style:family="paragraph" style:parent-style-name="Standard">
      <style:paragraph-properties fo:margin-top="0cm" fo:margin-bottom="0cm" style:contextual-spacing="false" fo:line-height="0.3cm"/>
      <style:text-properties officeooo:paragraph-rsid="002d4e2c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83%" fo:text-align="center" style:justify-single-word="false" fo:text-indent="0cm" style:auto-text-indent="false" fo:background-color="transparent"/>
      <style:text-properties style:font-name="华文宋体" fo:font-size="10pt" fo:letter-spacing="-0.002cm" officeooo:rsid="000f52b4" officeooo:paragraph-rsid="002e956e" style:font-size-asian="10pt" style:font-size-complex="10pt" style:text-scale="95%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d4e2c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d4e2c" style:font-name-asian="微軟正黑體" style:font-size-asian="10pt" style:font-name-complex="Microsoft JhengHei1" style:font-size-complex="10pt" style:text-scale="95%"/>
    </style:style>
    <style:style style:name="P7" style:family="paragraph" style:parent-style-name="Table_20_Contents">
      <style:text-properties style:font-name="微軟正黑體" fo:font-size="10pt" officeooo:paragraph-rsid="002abf39" style:font-name-asian="微軟正黑體" style:font-size-asian="10pt" style:font-size-complex="10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83%" fo:text-align="center" style:justify-single-word="false" fo:text-indent="0cm" style:auto-text-indent="false" fo:background-color="transparent"/>
      <style:text-properties style:font-name="微軟正黑體" fo:font-size="10pt" officeooo:paragraph-rsid="002abf39" style:font-name-asian="微軟正黑體" style:font-size-asian="10pt" style:font-size-complex="10pt"/>
    </style:style>
    <style:style style:name="P9" style:family="paragraph" style:parent-style-name="Text_20_body">
      <loext:graphic-properties draw:fill="none"/>
      <style:paragraph-properties fo:margin-left="0cm" fo:margin-right="0cm" fo:margin-top="0.101cm" fo:margin-bottom="0.101cm" style:contextual-spacing="false" fo:line-height="83%" fo:text-align="start" style:justify-single-word="false" fo:text-indent="0cm" style:auto-text-indent="false" fo:background-color="transparent"/>
      <style:text-properties style:font-name="微軟正黑體" fo:font-size="10pt" fo:letter-spacing="-0.002cm" officeooo:paragraph-rsid="002abf39" style:font-name-asian="微軟正黑體" style:font-size-asian="10pt" style:language-asian="zh" style:country-asian="TW" style:font-size-complex="10pt" style:text-scale="95%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ext_20_body">
      <style:paragraph-properties fo:margin-left="0cm" fo:margin-right="9.996cm" fo:margin-top="0cm" fo:margin-bottom="0cm" style:contextual-spacing="false" fo:line-height="83%" fo:text-indent="0cm" style:auto-text-indent="false"/>
      <style:text-properties fo:letter-spacing="-0.002cm" officeooo:paragraph-rsid="000f52b4" style:text-scale="95%"/>
    </style:style>
    <style:style style:name="P12" style:family="paragraph" style:parent-style-name="Text_20_body">
      <style:paragraph-properties fo:margin-left="0cm" fo:margin-right="9.996cm" fo:margin-top="0cm" fo:margin-bottom="0cm" style:contextual-spacing="false" fo:line-height="83%" fo:text-indent="0cm" style:auto-text-indent="false"/>
      <style:text-properties fo:letter-spacing="-0.002cm" officeooo:rsid="000f52b4" officeooo:paragraph-rsid="000f52b4" style:text-scale="95%"/>
    </style:style>
    <style:style style:name="P13" style:family="paragraph" style:parent-style-name="Standard">
      <style:text-properties officeooo:paragraph-rsid="002abf39"/>
    </style:style>
    <style:style style:name="P14" style:family="paragraph" style:parent-style-name="Text_20_body">
      <style:paragraph-properties fo:margin-left="0cm" fo:margin-right="9.996cm" fo:margin-top="0.101cm" fo:margin-bottom="0.101cm" style:contextual-spacing="false" fo:line-height="83%" fo:text-indent="0cm" style:auto-text-indent="false"/>
      <style:text-properties style:font-name="Heiti TC" fo:font-size="6.84999990463257pt" fo:letter-spacing="-0.002cm" officeooo:paragraph-rsid="000f52b4" style:font-name-asian="华文宋体" style:font-size-asian="6pt" style:font-size-complex="6.84999990463257pt" style:text-scale="95%"/>
    </style:style>
    <style:style style:name="P15" style:family="paragraph" style:parent-style-name="Heading_20_1">
      <loext:graphic-properties draw:fill="none"/>
      <style:paragraph-properties fo:margin-left="0cm" fo:margin-right="0cm" fo:margin-top="0cm" fo:margin-bottom="0cm" style:contextual-spacing="false" fo:line-height="0.049cm" fo:text-align="start" style:justify-single-word="false" fo:text-indent="0cm" style:auto-text-indent="false" fo:break-before="column" fo:background-color="transparent"/>
      <style:text-properties fo:font-size="18pt" officeooo:paragraph-rsid="000f52b4" style:font-size-asian="18pt" style:font-size-complex="18pt" style:text-scale="95%"/>
    </style:style>
    <style:style style:name="P16" style:family="paragraph" style:parent-style-name="Table_20_Contents">
      <style:paragraph-properties fo:line-height="0.4cm" fo:text-align="start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302cm" fo:margin-bottom="0.302cm" style:contextual-spacing="false" fo:line-height="0.4cm" fo:text-align="center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微軟正黑體" fo:font-size="10pt" fo:letter-spacing="0.021cm" officeooo:rsid="0020f95f" officeooo:paragraph-rsid="0020f95f" style:letter-kerning="false" style:font-name-asian="微軟正黑體" style:font-size-asian="10pt" style:font-name-complex="Microsoft JhengHei1" style:font-size-complex="10pt"/>
    </style:style>
    <style:style style:name="P2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10pt" officeooo:paragraph-rsid="0020f95f" style:font-name-asian="微軟正黑體" style:font-size-asian="10pt" style:font-name-complex="Microsoft JhengHei1" style:font-size-complex="10pt"/>
    </style:style>
    <style:style style:name="P23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10pt" officeooo:paragraph-rsid="002b6b84" style:font-name-asian="微軟正黑體" style:font-size-asian="10pt" style:font-name-complex="Microsoft JhengHei1" style:font-size-complex="10pt"/>
    </style:style>
    <style:style style:name="P2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微軟正黑體" fo:font-size="10pt" style:font-name-asian="微軟正黑體" style:font-size-asian="10pt" style:font-size-complex="10pt"/>
    </style:style>
    <style:style style:name="P2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10pt" fo:letter-spacing="0.141cm" officeooo:paragraph-rsid="002b01ee" style:letter-kerning="false" style:font-name-asian="微軟正黑體" style:font-size-asian="10pt" style:font-name-complex="Microsoft JhengHei1" style:font-size-complex="10pt"/>
    </style:style>
    <style:style style:name="P2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font-name="微軟正黑體" fo:font-size="10pt" fo:letter-spacing="0.141cm" officeooo:paragraph-rsid="0020f95f" style:font-name-asian="微軟正黑體" style:font-size-asian="10pt" style:font-name-complex="Microsoft JhengHei1" style:font-size-complex="10pt" style:text-scale="100%"/>
    </style:style>
    <style:style style:name="P2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justify" style:justify-single-word="false"/>
      <style:text-properties style:font-name="微軟正黑體" fo:font-size="10pt" fo:letter-spacing="0.141cm" officeooo:paragraph-rsid="0020f95f" style:font-name-asian="微軟正黑體" style:font-size-asian="10pt" style:font-name-complex="Microsoft JhengHei1" style:font-size-complex="10pt"/>
    </style:style>
    <style:style style:name="P28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d4e2c" style:font-name-asian="微軟正黑體" style:font-size-asian="18pt" style:font-name-complex="Microsoft JhengHei1" style:font-size-complex="18pt" style:text-scale="100%"/>
    </style:style>
    <style:style style:name="P29" style:family="paragraph" style:parent-style-name="Heading_20_1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font-name="微軟正黑體" fo:font-size="16pt" officeooo:paragraph-rsid="002d4e2c" fo:background-color="transparent" style:font-name-asian="微軟正黑體" style:font-size-asian="16pt" style:font-name-complex="Microsoft JhengHei1" style:font-size-complex="16pt" style:text-scale="95%"/>
    </style:style>
    <style:style style:name="P30" style:family="paragraph" style:parent-style-name="Text_20_body">
      <loext:graphic-properties draw:fill-gradient-name="gradient" draw:fill-hatch-name="hatch"/>
      <style:paragraph-properties fo:margin-left="0cm" fo:margin-right="9.996cm" fo:margin-top="0cm" fo:margin-bottom="0cm" style:contextual-spacing="false" fo:line-height="100%" fo:text-align="start" style:justify-single-word="false" fo:text-indent="0cm" style:auto-text-indent="false"/>
      <style:text-properties style:font-name="微軟正黑體" fo:font-size="10pt" officeooo:paragraph-rsid="0020f95f" style:font-name-asian="微軟正黑體" style:font-size-asian="10pt" style:font-name-complex="Microsoft JhengHei1" style:font-size-complex="10pt"/>
    </style:style>
    <style:style style:name="T1" style:family="text">
      <style:text-properties style:language-asian="zh" style:country-asian="TW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language-asian="zh" style:country-asian="TW" style:font-size-complex="12pt"/>
    </style:style>
    <style:style style:name="T4" style:family="text">
      <style:text-properties fo:letter-spacing="0.053cm"/>
    </style:style>
    <style:style style:name="T5" style:family="text">
      <style:text-properties fo:letter-spacing="0.023cm"/>
    </style:style>
    <style:style style:name="T6" style:family="text">
      <style:text-properties fo:letter-spacing="-0.002cm" style:text-scale="95%"/>
    </style:style>
    <style:style style:name="T7" style:family="text">
      <style:text-properties fo:letter-spacing="-0.005cm"/>
    </style:style>
    <style:style style:name="T8" style:family="text">
      <style:text-properties fo:color="#000000" loext:opacity="100%" style:text-outline="false" style:text-line-through-style="none" style:text-line-through-type="none" style:font-name="微軟正黑體" fo:font-size="10pt" fo:font-style="normal" fo:text-shadow="none" style:text-underline-style="none" fo:font-weight="normal" officeooo:rsid="0019eac7" style:font-name-asian="微軟正黑體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letter-spacing="-0.004cm"/>
    </style:style>
    <style:style style:name="T10" style:family="text">
      <style:text-properties fo:letter-spacing="-0.004cm" style:language-asian="zh" style:country-asian="TW"/>
    </style:style>
    <style:style style:name="T11" style:family="text">
      <style:text-properties fo:letter-spacing="-0.007cm"/>
    </style:style>
    <style:style style:name="T12" style:family="text">
      <style:text-properties fo:letter-spacing="-0.007cm" style:text-scale="100%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項次" text:name="py3o.line.stockinitem"/>
        <text:user-field-decl office:value-type="string" office:string-value="採購單號" text:name="py3o.data.origin"/>
        <text:user-field-decl office:value-type="string" office:string-value="進貨日期" text:name="py3o.data.scheduleddate"/>
        <text:user-field-decl office:value-type="string" office:string-value="進貨廠商" text:name="py3o.data.partnername"/>
        <text:user-field-decl office:value-type="string" office:string-value="機種" text:name="py3o.line.stockinmachinetype"/>
        <text:user-field-decl office:value-type="string" office:string-value="備註" text:name="py3o.line.stockindesc"/>
        <text:user-field-decl office:value-type="string" office:string-value="規格說明" text:name="py3o.line.stockinspec"/>
        <text:user-field-decl office:value-type="string" office:string-value="數量" text:name="py3o.line.stockinnum"/>
        <text:user-field-decl office:value-type="string" office:string-value="序號" text:name="py3o.line.stockinserial"/>
        <text:user-field-decl office:value-type="string" office:string-value="進貨原因" text:name="py3o.o.bf_stockin_type"/>
      </text:user-field-decls>
      <text:h text:style-name="P15" text:outline-level="2"><text:s text:c="7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29" text:outline-level="2"><text:span text:style-name="T1">點 <text:s/></text:span>收 <text:s/><text:span text:style-name="T1">簽 <text:s/>收 <text:s/></text:span>單</text:h>
          </table:table-cell>
        </table:table-row>
      </table:table>
      <text:p text:style-name="P2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21">採購單<text:span text:style-name="T1">編</text:span>號</text:p>
          </table:table-cell>
          <table:table-cell table:style-name="表格2.A1" office:value-type="string">
            <text:p text:style-name="P22"><text:span text:style-name="T7">: </text:span><text:span text:style-name="T7"><text:user-field-get text:name="py3o.data.origin">採購單號</text:user-field-get></text:span></text:p>
          </table:table-cell>
          <table:table-cell table:style-name="表格2.A1" office:value-type="string">
            <text:p text:style-name="P25">進貨日期</text:p>
          </table:table-cell>
          <table:table-cell table:style-name="表格2.A1" office:value-type="string">
            <text:p text:style-name="P23"><text:span text:style-name="T10">: </text:span><text:span text:style-name="T9"><text:user-field-get text:name="py3o.data.scheduleddate">進貨日期</text:user-field-get></text:span></text:p>
          </table:table-cell>
        </table:table-row>
        <table:table-row table:style-name="表格2.2">
          <table:table-cell table:style-name="表格2.A1" office:value-type="string">
            <text:p text:style-name="P27">進貨廠商</text:p>
          </table:table-cell>
          <table:table-cell table:style-name="表格2.A1" table:number-columns-spanned="3" office:value-type="string">
            <text:p text:style-name="P24">: <text:span text:style-name="T11"><text:user-field-get text:name="py3o.data.partnername">進貨廠商</text:user-field-get></text:span></text:p>
          </table:table-cell>
          <table:covered-table-cell/>
          <table:covered-table-cell/>
        </table:table-row>
        <table:table-row table:style-name="表格2.3">
          <table:table-cell table:style-name="表格2.A1" office:value-type="string">
            <text:p text:style-name="P26">進貨原因</text:p>
          </table:table-cell>
          <table:table-cell table:style-name="表格2.A1" table:number-columns-spanned="3" office:value-type="string">
            <text:p text:style-name="P30"><text:span text:style-name="T6">: </text:span><text:span text:style-name="T12"><text:user-field-get text:name="py3o.o.bf_stockin_type">進貨原因</text:user-field-get></text:span></text:p>
          </table:table-cell>
          <table:covered-table-cell/>
          <table:covered-table-cell/>
        </table:table-row>
      </table:table>
      <text:p text:style-name="P1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機種-機型/料號</text:p>
          </table:table-cell>
          <table:table-cell table:style-name="Table1.A1" office:value-type="string">
            <text:p text:style-name="P17">規格說明</text:p>
          </table:table-cell>
          <table:table-cell table:style-name="Table1.A1" office:value-type="string">
            <text:p text:style-name="P17">數量</text:p>
          </table:table-cell>
          <table:table-cell table:style-name="Table1.A1" office:value-type="string">
            <text:p text:style-name="P17">備註</text:p>
          </table:table-cell>
          <table:table-cell table:style-name="Table1.A1" office:value-type="string">
            <text:p text:style-name="P17">序號</text:p>
          </table:table-cell>
          <table:table-cell table:style-name="Table1.G1" office:value-type="string">
            <text:p text:style-name="P18">測試<text:line-break/>狀況</text:p>
          </table:table-cell>
        </table:table-row>
        <table:table-row table:style-name="TableLine1869605585760">
          <table:table-cell table:style-name="Table1.A2" table:number-columns-spanned="7" office:value-type="string">
            <text:p text:style-name="P10"><text:a xlink:type="simple" xlink:href="py3o://for=%22line%20in%20data.stockin_line%22" text:style-name="Internet_20_link" text:visited-style-name="Visited_20_Internet_20_Link"><text:span text:style-name="T8">for="line in data.stockin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9"><text:user-field-get text:name="py3o.line.stockinitem">項次</text:user-field-get></text:p>
          </table:table-cell>
          <table:table-cell table:style-name="Table1.A3" office:value-type="string">
            <text:p text:style-name="P20"><text:user-field-get text:name="py3o.line.stockinmachinetype">機種</text:user-field-get><text:user-field-get text:name="py3o.line.stockindesc">備註</text:user-field-get></text:p>
          </table:table-cell>
          <table:table-cell table:style-name="Table1.A3" office:value-type="string">
            <text:p text:style-name="P20"><text:user-field-get text:name="py3o.line.stockinspec">規格說明</text:user-field-get></text:p>
          </table:table-cell>
          <table:table-cell table:style-name="Table1.A3" office:value-type="string">
            <text:p text:style-name="P19"><text:user-field-get text:name="py3o.line.stockinnum">數量</text:user-field-get></text:p>
          </table:table-cell>
          <table:table-cell table:style-name="Table1.A3" office:value-type="string">
            <text:p text:style-name="P20"><text:user-field-get text:name="py3o.line.stockindesc">備註</text:user-field-get></text:p>
          </table:table-cell>
          <table:table-cell table:style-name="Table1.A3" office:value-type="string">
            <text:p text:style-name="P20"><text:user-field-get text:name="py3o.line.stockinserial">序號</text:user-field-get></text:p>
          </table:table-cell>
          <table:table-cell table:style-name="Table1.G3" office:value-type="string">
            <text:p text:style-name="P19"/>
          </table:table-cell>
        </table:table-row>
        <table:table-row table:style-name="Table1.4">
          <table:table-cell table:style-name="Table1.A4" table:number-columns-spanned="7" office:value-type="string">
            <text:p text:style-name="P10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11"/>
      <text:p text:style-name="P11"/>
      <text:p text:style-name="P12"/>
      <table:table table:name="Table4" table:style-name="Table4">
        <table:table-column table:style-name="Table4.A" table:number-columns-repeated="3"/>
        <table:table-column table:style-name="Table4.D"/>
        <table:table-row table:style-name="TableLine1869605581136">
          <table:table-cell table:style-name="Table4.A1" office:value-type="string">
            <text:p text:style-name="P9">部門:</text:p>
          </table:table-cell>
          <table:table-cell table:style-name="Table4.A1" office:value-type="string">
            <text:p text:style-name="P9">製單人:</text:p>
          </table:table-cell>
          <table:table-cell table:style-name="Table4.A1" office:value-type="string">
            <text:p text:style-name="P9">倉管:</text:p>
          </table:table-cell>
          <table:table-cell table:style-name="Table4.A1" office:value-type="string">
            <text:p text:style-name="P9">檢測工程師:</text:p>
          </table:table-cell>
        </table:table-row>
        <table:table-row table:style-name="TableLine1869605584672">
          <table:table-cell table:style-name="Table4.A1" office:value-type="string">
            <text:p text:style-name="P8"><text:s/></text:p>
          </table:table-cell>
          <table:table-cell table:style-name="Table4.A1" office:value-type="string">
            <text:p text:style-name="P8"><text:s/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Line1869605592016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  <text:p text:style-name="P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华文宋体" svg:font-family="华文宋体" style:font-pitch="variable"/>
    <style:font-face style:name="华文宋体1" svg:font-family="华文宋体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2d4e2c"/>
    </style:style>
    <style:style style:name="MP2" style:family="paragraph" style:parent-style-name="Standard">
      <style:paragraph-properties fo:margin-top="0cm" fo:margin-bottom="0cm" style:contextual-spacing="false" fo:line-height="0.3cm"/>
      <style:text-properties officeooo:paragraph-rsid="002d4e2c"/>
    </style:style>
    <style:style style:name="MP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83%" fo:text-align="center" style:justify-single-word="false" fo:text-indent="0cm" style:auto-text-indent="false" fo:background-color="transparent"/>
      <style:text-properties style:font-name="华文宋体" fo:font-size="10pt" fo:letter-spacing="-0.002cm" officeooo:rsid="000f52b4" officeooo:paragraph-rsid="002e956e" style:font-size-asian="10pt" style:font-size-complex="10pt" style:text-scale="95%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d4e2c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d4e2c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d4e2c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language-asian="zh" style:country-asian="TW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style:font-size-asian="12pt" style:language-asian="zh" style:country-asian="TW" style:font-size-complex="12pt"/>
    </style:style>
    <style:style style:name="MT4" style:family="text">
      <style:text-properties fo:letter-spacing="0.053cm"/>
    </style:style>
    <style:style style:name="MT5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869070412096">
              <table:table-cell table:style-name="表格1.A1" office:value-type="string">
                <text:h text:style-name="MP4" text:outline-level="2"><draw:frame draw:style-name="Mfr1" draw:name="Image2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1">份有限</text:span>公司</text:h>
              </table:table-cell>
            </table:table-row>
            <table:table-row table:style-name="TableLine1869070412368">
              <table:table-cell table:style-name="表格1.A1" office:value-type="string">
                <text:p text:style-name="MP5"><text:span text:style-name="MT2">Neweb Information Co.,</text:span><text:span text:style-name="MT3"> </text:span><text:span text:style-name="MT2">Ltd</text:span>.</text:p>
              </table:table-cell>
            </table:table-row>
            <table:table-row table:style-name="TableLine1869070399312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1869070397408">
            <table:table-cell table:style-name="表格1.A1" office:value-type="string">
              <text:p text:style-name="MP6">TEL:(02)2795-6660<text:span text:style-name="MT4"> </text:span>FAX:(02)2795-5510<text:span text:style-name="MT5"> 統一</text:span>編號:24540267</text:p>
            </table:table-cell>
          </table:table-row>
        </table:table>
        <text:p text:style-name="MP2"/>
      </style:header>
      <style:footer>
        <text:p text:style-name="MP3">Page: <text:s/><text:page-number text:select-page="current">1</text:page-number><text:s/>/ <text:page-count>1</text:page-count></text:p>
      </style:footer>
      <style:footer-left>
        <text:p text:style-name="MP3">Page: <text:s/><text:page-number text:select-page="current">0</text:page-number><text:s/>/ <text:page-count>1</text:page-count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6:30:10.396394971</meta:creation-date>
    <dc:date>2022-01-24T11:00:01.158000000</dc:date>
    <meta:editing-duration>PT1H58M48S</meta:editing-duration>
    <meta:editing-cycles>32</meta:editing-cycles>
    <meta:generator>LibreOffice/7.2.5.2$Windows_X86_64 LibreOffice_project/499f9727c189e6ef3471021d6132d4c694f357e5</meta:generator>
    <meta:document-statistic meta:table-count="5" meta:image-count="1" meta:object-count="0" meta:page-count="1" meta:paragraph-count="36" meta:word-count="142" meta:character-count="277" meta:non-whitespace-character-count="240"/>
  </office:meta>
</office:document-meta>
</file>